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без ПК</text:p>
          </table:table-cell>
          <table:table-cell office:value-type="string" calcext:value-type="string">
            <text:p>значение</text:p>
          </table:table-cell>
          <table:table-cell table:number-columns-repeated="7"/>
          <table:table-cell office:value-type="string" calcext:value-type="string">
            <text:p>с ПК</text:p>
          </table:table-cell>
          <table:table-cell office:value-type="string" calcext:value-type="string">
            <text:p>значени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омер гармоники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Preact</text:p>
          </table:table-cell>
          <table:table-cell office:value-type="string" calcext:value-type="string">
            <text:p>Papp</text:p>
          </table:table-cell>
          <table:table-cell office:value-type="string" calcext:value-type="string">
            <text:p>cos fi</text:p>
          </table:table-cell>
          <table:table-cell table:number-columns-repeated="2"/>
          <table:table-cell office:value-type="string" calcext:value-type="string">
            <text:p>номер гармоники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Preact</text:p>
          </table:table-cell>
          <table:table-cell office:value-type="string" calcext:value-type="string">
            <text:p>Papp</text:p>
          </table:table-cell>
          <table:table-cell office:value-type="string" calcext:value-type="string">
            <text:p>cos f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32.1" calcext:value-type="float">
            <text:p>-232.1</text:p>
          </table:table-cell>
          <table:table-cell office:value-type="float" office:value="-323.1" calcext:value-type="float">
            <text:p>-323.1</text:p>
          </table:table-cell>
          <table:table-cell office:value-type="string" calcext:value-type="string">
            <text:p>-35 kW</text:p>
          </table:table-cell>
          <table:table-cell office:value-type="string" calcext:value-type="string">
            <text:p>-72.9 kvar</text:p>
          </table:table-cell>
          <table:table-cell office:value-type="string" calcext:value-type="string">
            <text:p>79.9 kVA</text:p>
          </table:table-cell>
          <table:table-cell office:value-type="string" calcext:value-type="string">
            <text:p>-0.47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.2" calcext:value-type="float">
            <text:p>232.2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133.6 kW</text:p>
          </table:table-cell>
          <table:table-cell office:value-type="string" calcext:value-type="string">
            <text:p>-1.489 Mvar</text:p>
          </table:table-cell>
          <table:table-cell office:value-type="string" calcext:value-type="string">
            <text:p>1.494 MVA</text:p>
          </table:table-cell>
          <table:table-cell office:value-type="string" calcext:value-type="string">
            <text:p>0.1 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.1" calcext:value-type="float">
            <text:p>-10.1</text:p>
          </table:table-cell>
          <table:table-cell office:value-type="float" office:value="-92.3" calcext:value-type="float">
            <text:p>-92.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0.1" calcext:value-type="float">
            <text:p>-10.1</text:p>
          </table:table-cell>
          <table:table-cell office:value-type="float" office:value="-1.611" calcext:value-type="float">
            <text:p>-1.6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33" calcext:value-type="float">
            <text:p>0.03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office:value-type="float" office:value="-43.1" calcext:value-type="float">
            <text:p>-43.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-4.3" calcext:value-type="float">
            <text:p>-4.3</text:p>
          </table:table-cell>
          <table:table-cell office:value-type="float" office:value="-0.656" calcext:value-type="float">
            <text:p>-0.6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-0.7" calcext:value-type="float">
            <text:p>-0.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-2.4" calcext:value-type="float">
            <text:p>-2.4</text:p>
          </table:table-cell>
          <table:table-cell office:value-type="float" office:value="-0.265" calcext:value-type="float">
            <text:p>-0.2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.1</text:p>
          </table:table-cell>
          <table:table-cell office:value-type="float" office:value="-15" calcext:value-type="float">
            <text:p>-1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-2.9" calcext:value-type="float">
            <text:p>-2.9</text:p>
          </table:table-cell>
          <table:table-cell office:value-type="float" office:value="-0.094" calcext:value-type="float">
            <text:p>-0.09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9" calcext:value-type="float">
            <text:p>-2.9</text:p>
          </table:table-cell>
          <table:table-cell office:value-type="float" office:value="-0.1" calcext:value-type="float">
            <text:p>-0.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9.5" calcext:value-type="float">
            <text:p>-9.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.1</text:p>
          </table:table-cell>
          <table:table-cell office:value-type="float" office:value="0.023" calcext:value-type="float">
            <text:p>0.0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1" calcext:value-type="float">
            <text:p>-2.1</text:p>
          </table:table-cell>
          <table:table-cell office:value-type="float" office:value="-0.3" calcext:value-type="float">
            <text:p>-0.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-0.02" calcext:value-type="float">
            <text:p>-0.0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027" calcext:value-type="float">
            <text:p>-0.02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-0.3" calcext:value-type="float">
            <text:p>-0.3</text:p>
          </table:table-cell>
          <table:table-cell office:value-type="float" office:value="-0.015" calcext:value-type="float">
            <text:p>-0.0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-0.3" calcext:value-type="float">
            <text:p>-0.3</text:p>
          </table:table-cell>
          <table:table-cell office:value-type="float" office:value="-0.008" calcext:value-type="float">
            <text:p>-0.0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-0.1" calcext:value-type="float">
            <text:p>-0.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-0.2" calcext:value-type="float">
            <text:p>-0.2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-0.1" calcext:value-type="float">
            <text:p>-0.1</text:p>
          </table:table-cell>
          <table:table-cell office:value-type="float" office:value="-0.002" calcext:value-type="float">
            <text:p>-0.00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-0.001" calcext:value-type="float">
            <text:p>-0.00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5T12:29:58.780577414</meta:creation-date>
    <dc:date>2024-02-05T12:52:11.470613211</dc:date>
    <meta:editing-duration>PT12M2S</meta:editing-duration>
    <meta:editing-cycles>2</meta:editing-cycles>
    <meta:generator>LibreOffice/6.4.7.2$Linux_X86_64 LibreOffice_project/40$Build-2</meta:generator>
    <meta:document-statistic meta:table-count="1" meta:cell-count="266" meta:object-count="0"/>
  </office:meta>
</office:document-meta>
</file>